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808080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8.771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2cm" fo:min-width="4.11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2pt" style:font-size-asian="12pt" style:font-size-complex="12pt"/>
    </style:style>
    <style:style style:name="P3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P5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P6" style:family="paragraph">
      <style:text-properties fo:color="#666666" fo:font-family="'Liberation Mono'" style:font-family-generic="modern" style:font-pitch="fixed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style:font-size-asian="12pt" style:font-size-complex="12pt"/>
    </style:style>
    <style:style style:name="T3" style:family="text">
      <style:text-properties fo:font-family="'Liberation Mono'" style:font-family-generic="modern" style:font-pitch="fixed" fo:font-size="10pt" style:font-size-asian="10pt" style:font-size-complex="10pt"/>
    </style:style>
    <style:style style:name="T4" style:family="text">
      <style:text-properties fo:color="#666666" fo:font-family="'Liberation Mono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59cm" svg:height="2.159cm" svg:x="1.762cm" svg:y="6.549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921cm" svg:height="3.048cm" svg:x="9.064cm" svg:y="6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788cm" svg:height="0.729cm" svg:x="9.172cm" svg:y="6.422cm">
          <draw:text-box>
            <text:p><text:span text:style-name="T2">gen_event</text:span></text:p>
          </draw:text-box>
        </draw:frame>
        <draw:custom-shape draw:style-name="gr4" draw:text-style-name="P1" xml:id="id2" draw:id="id2" draw:layer="layout" svg:width="1.905cm" svg:height="0.762cm" svg:x="9.572cm" svg:y="10.99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026cm" svg:height="0.729cm" svg:x="9.42cm" svg:y="11.864cm">
          <draw:text-box>
            <text:p><text:span text:style-name="T2">Module</text:span></text:p>
          </draw:text-box>
        </draw:frame>
        <draw:line draw:style-name="gr5" draw:text-style-name="P4" draw:layer="layout" svg:x1="3.921cm" svg:y1="7.946cm" svg:x2="9.001cm" svg:y2="7.946cm">
          <text:p/>
        </draw:line>
        <draw:connector draw:style-name="gr5" draw:text-style-name="P4" draw:layer="layout" svg:x1="11.985cm" svg:y1="7.565cm" svg:x2="11.477cm" svg:y2="11.375cm" draw:start-shape="id1" draw:end-shape="id2" draw:end-glue-point="7" svg:d="m11985 7565h500v3810h-1008" svg:viewBox="0 0 1009 3811">
          <text:p/>
        </draw:connector>
        <draw:connector draw:style-name="gr5" draw:text-style-name="P4" draw:layer="layout" svg:x1="10.525cm" svg:y1="10.994cm" svg:x2="10.524cm" svg:y2="9.089cm" draw:start-shape="id2" draw:start-glue-point="4" draw:end-shape="id1" draw:end-glue-point="2" svg:d="m10525 10994v-952h-1v-953" svg:viewBox="0 0 2 1906">
          <text:p/>
        </draw:connector>
        <draw:line draw:style-name="gr5" draw:text-style-name="P4" draw:layer="layout" svg:x1="9.001cm" svg:y1="8.327cm" svg:x2="3.667cm" svg:y2="8.327cm">
          <text:p/>
        </draw:line>
        <draw:custom-shape draw:style-name="gr2" draw:text-style-name="P1" draw:layer="layout" svg:width="1.905cm" svg:height="0.762cm" svg:x="6.207cm" svg:y="2.6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3" draw:layer="layout" svg:width="2.788cm" svg:height="0.729cm" svg:x="5.832cm" svg:y="1.977cm">
          <draw:text-box>
            <text:p><text:span text:style-name="T2">Handler 1</text:span></text:p>
          </draw:text-box>
        </draw:frame>
        <draw:frame draw:style-name="gr3" draw:text-style-name="P3" draw:layer="layout" svg:width="2.788cm" svg:height="0.729cm" svg:x="8.753cm" svg:y="1.977cm">
          <draw:text-box draw:corner-radius="2.534cm">
            <text:p><text:span text:style-name="T2">Handler 2</text:span></text:p>
          </draw:text-box>
        </draw:frame>
        <draw:custom-shape draw:style-name="gr2" draw:text-style-name="P1" draw:layer="layout" svg:width="1.905cm" svg:height="0.762cm" svg:x="9.175cm" svg:y="2.6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905cm" svg:height="0.762cm" svg:x="12.089cm" svg:y="2.61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788cm" svg:height="0.729cm" svg:x="11.668cm" svg:y="1.977cm">
          <draw:text-box>
            <text:p><text:span text:style-name="T2">Handler 3</text:span></text:p>
          </draw:text-box>
        </draw:frame>
        <draw:line draw:style-name="gr7" draw:text-style-name="P4" draw:layer="layout" svg:x1="3.794cm" svg:y1="7.057cm" svg:x2="9.001cm" svg:y2="7.057cm">
          <text:p/>
        </draw:line>
        <draw:frame draw:style-name="gr3" draw:text-style-name="P5" draw:layer="layout" svg:width="5.37cm" svg:height="0.649cm" svg:x="3.667cm" svg:y="6.281cm">
          <draw:text-box>
            <text:p><text:span text:style-name="T3">notify(EventMgr, Event)</text:span></text:p>
          </draw:text-box>
        </draw:frame>
        <draw:line draw:style-name="gr7" draw:text-style-name="P4" draw:layer="layout" svg:x1="10.525cm" svg:y1="6.041cm" svg:x2="7.096cm" svg:y2="3.374cm">
          <text:p/>
        </draw:line>
        <draw:line draw:style-name="gr7" draw:text-style-name="P4" draw:layer="layout" svg:x1="10.525cm" svg:y1="6.041cm" svg:x2="10.144cm" svg:y2="3.374cm">
          <text:p/>
        </draw:line>
        <draw:line draw:style-name="gr7" draw:text-style-name="P4" draw:layer="layout" svg:x1="10.525cm" svg:y1="6.041cm" svg:x2="13.192cm" svg:y2="3.501cm">
          <text:p/>
        </draw:line>
        <draw:frame draw:style-name="gr3" draw:text-style-name="P5" draw:layer="layout" svg:width="6.005cm" svg:height="0.649cm" svg:x="11.541cm" svg:y="4.804cm">
          <draw:text-box>
            <text:p><text:span text:style-name="T3">handle_event(Event, State)</text:span></text:p>
          </draw:text-box>
        </draw:frame>
        <draw:frame draw:style-name="gr8" draw:text-style-name="P6" draw:layer="layout" svg:width="4.735cm" svg:height="0.649cm" svg:x="3.921cm" svg:y="7.424cm">
          <draw:text-box>
            <text:p><text:span text:style-name="T4">call(Server,Request)</text:span></text:p>
          </draw:text-box>
        </draw:frame>
        <draw:frame draw:style-name="gr3" draw:text-style-name="P6" draw:layer="layout" svg:width="1.56cm" svg:height="0.649cm" svg:x="4.937cm" svg:y="8.327cm">
          <draw:text-box>
            <text:p><text:span text:style-name="T4">Reply</text:span></text:p>
          </draw:text-box>
        </draw:frame>
        <draw:frame draw:style-name="gr3" draw:text-style-name="P6" draw:layer="layout" svg:width="7.487cm" svg:height="0.649cm" svg:x="12.482cm" svg:y="8.962cm">
          <draw:text-box>
            <text:p><text:span text:style-name="T4">handle_call(Request, From, State)</text:span></text:p>
          </draw:text-box>
        </draw:frame>
        <draw:frame draw:style-name="gr3" draw:text-style-name="P6" draw:layer="layout" svg:width="5.582cm" svg:height="0.649cm" svg:x="5.135cm" svg:y="9.865cm">
          <draw:text-box>
            <text:p><text:span text:style-name="T4">{reply, Reply, NewState}</text:span></text:p>
          </draw:text-box>
        </draw:frame>
        <draw:custom-shape draw:style-name="gr2" draw:text-style-name="P1" draw:layer="layout" svg:width="2.921cm" svg:height="1.745cm" svg:x="9.072cm" svg:y="18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788cm" svg:height="0.729cm" svg:x="9.18cm" svg:y="19.194cm">
          <draw:text-box>
            <text:p><text:span text:style-name="T2">gen_event</text:span></text:p>
          </draw:text-box>
        </draw:frame>
        <draw:custom-shape draw:style-name="gr2" draw:text-style-name="P1" draw:layer="layout" svg:width="1.905cm" svg:height="0.762cm" svg:x="6.215cm" svg:y="15.3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3" draw:layer="layout" svg:width="2.788cm" svg:height="0.729cm" svg:x="5.84cm" svg:y="14.749cm">
          <draw:text-box>
            <text:p><text:span text:style-name="T2">Handler 1</text:span></text:p>
          </draw:text-box>
        </draw:frame>
        <draw:frame draw:style-name="gr3" draw:text-style-name="P3" draw:layer="layout" svg:width="2.788cm" svg:height="0.729cm" svg:x="8.761cm" svg:y="14.749cm">
          <draw:text-box draw:corner-radius="2.534cm">
            <text:p><text:span text:style-name="T2">Handler 2</text:span></text:p>
          </draw:text-box>
        </draw:frame>
        <draw:custom-shape draw:style-name="gr2" draw:text-style-name="P1" draw:layer="layout" svg:width="1.905cm" svg:height="0.762cm" svg:x="9.183cm" svg:y="15.3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905cm" svg:height="0.762cm" svg:x="12.097cm" svg:y="15.38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2.788cm" svg:height="0.729cm" svg:x="11.676cm" svg:y="14.749cm">
          <draw:text-box>
            <text:p><text:span text:style-name="T2">Handler 3</text:span></text:p>
          </draw:text-box>
        </draw:frame>
        <draw:frame draw:style-name="gr3" draw:text-style-name="P5" draw:layer="layout" svg:width="5.37cm" svg:height="0.649cm" svg:x="3.667cm" svg:y="17.891cm">
          <draw:text-box>
            <text:p><text:span text:style-name="T3">notify(EventMgr, Event)</text:span></text:p>
          </draw:text-box>
        </draw:frame>
        <draw:line draw:style-name="gr7" draw:text-style-name="P4" draw:layer="layout" svg:x1="10.533cm" svg:y1="18.813cm" svg:x2="7.604cm" svg:y2="16.113cm">
          <text:p/>
        </draw:line>
        <draw:line draw:style-name="gr7" draw:text-style-name="P4" draw:layer="layout" svg:x1="10.533cm" svg:y1="18.813cm" svg:x2="10.152cm" svg:y2="16.146cm">
          <text:p/>
        </draw:line>
        <draw:line draw:style-name="gr7" draw:text-style-name="P4" draw:layer="layout" svg:x1="10.533cm" svg:y1="18.813cm" svg:x2="13.2cm" svg:y2="16.273cm">
          <text:p/>
        </draw:line>
        <draw:frame draw:style-name="gr3" draw:text-style-name="P5" draw:layer="layout" svg:width="6.005cm" svg:height="0.649cm" svg:x="11.549cm" svg:y="17.576cm">
          <draw:text-box>
            <text:p><text:span text:style-name="T3">handle_event(Event, State)</text:span></text:p>
          </draw:text-box>
        </draw:frame>
        <draw:line draw:style-name="gr9" draw:text-style-name="P1" draw:layer="layout" svg:x1="6.715cm" svg:y1="16.113cm" svg:x2="9.636cm" svg:y2="18.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3-02-27T15:37:12</meta:creation-date>
    <dc:date>2013-02-27T16:31:21</dc:date>
    <dc:creator>J David Eisenberg</dc:creator>
    <meta:editing-duration>PT32M42S</meta:editing-duration>
    <meta:editing-cycles>5</meta:editing-cycles>
    <meta:generator>LibreOffice/4.0.0.3$Linux_x86 LibreOffice_project/7545bee9c2a0782548772a21bc84a9dcc583b89</meta:generator>
    <meta:document-statistic meta:object-count="39"/>
  </office:meta>
</office:document-meta>
</file>